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edInputStream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eckedInputStream.read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eckedInputStream.CheckedInputStream( java . io . InputStream var0 , java . util . zip . Checksum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eckedInputStream.getChecks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eckedInputStream.skip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